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is the story of Robinson Crusoe's adventures on a desert island. He had many adventures. He learned to live without all the things he was used to. He had to hunt for his own food. He had to build his own house. Robinson Crusoe wasn't on his own for long. He met a man called Friday. He was a wild man. The two of them lived together on the island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28:04.299000000</dc:date>
    <meta:editing-duration>PT21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71" meta:character-count="352" meta:non-whitespace-character-count="281"/>
  </office:meta>
</office:document-meta>
</file>